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e35c" officeooo:paragraph-rsid="0002e35c"/>
    </style:style>
    <style:style style:name="P2" style:family="paragraph" style:parent-style-name="Standard">
      <style:text-properties fo:font-size="15pt" style:text-underline-style="none" fo:font-weight="normal" officeooo:rsid="0002e35c" officeooo:paragraph-rsid="0002e35c" style:font-size-asian="15pt" style:font-weight-asian="normal" style:font-size-complex="15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sonal Report <text:tab/><text:tab/>CS2006 Haskell 1 <text:tab/><text:tab/>180010981<text:tab/><text:tab/>18/2/20</text:p>
      <text:p text:style-name="P1"/>
      <text:p text:style-name="P2">I believe that me and my group worked effectively given the time constraints and issues surrounding meeting in person that meant I ended up working more closely with one partner than another in person, but I do not believe this impacted upon the quality of the work or the overall completion of the project. </text:p>
      <text:p text:style-name="P2"/>
      <text:p text:style-name="P2">I personally was in charge of the implementation of the original functions (add, minus, multiplication and division) and worked in conjunction with one partner in order to introduce the evaluation function, but would say in this area they were the lead designer. I was also in charge of all of the implementation of the implicit variable “it” and the history tracking area of the project, as well as helping out to fix some bugs in both the variable assignment and floating point implementations. </text:p>
      <text:p text:style-name="P2"/>
      <text:p text:style-name="P2">I also completed all of the commenting in the Haddock style, worked with another partner in order to curate and merge all of the git branches that were used to track the projects progress and was responsible for the areas detailed above in the report, as well as the Operation section and the majority of the testing of the program. </text:p>
      <text:p text:style-name="P2"/>
      <text:p text:style-name="P2">Overall I feel that we could have potentially worked better as a group when it came to time management, as at times we struggled to meet in person which could have potentially helped us solve some of the issues surrounding certain areas of the program, especially the issues that were encountered when trying to get Ints and Floats to work together</text:p>
      <text:p text:style-name="P2"/>
      <text:p text:style-name="P2">On balance though, I feel that we did work well as a team and I am happy with the project that we were able to output in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5:06:50.004104603</meta:creation-date>
    <dc:date>2020-02-19T15:18:30.305724077</dc:date>
    <meta:editing-duration>PT20S</meta:editing-duration>
    <meta:editing-cycles>1</meta:editing-cycles>
    <meta:document-statistic meta:table-count="0" meta:image-count="0" meta:object-count="0" meta:page-count="1" meta:paragraph-count="6" meta:word-count="294" meta:character-count="1670" meta:non-whitespace-character-count="1374"/>
    <meta:generator>LibreOffice/6.2.8.2$Linux_X86_64 LibreOffice_project/20$Build-2</meta:generator>
  </office:meta>
</office:document-meta>
</file>